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6.299cm" fo:min-width="12.991cm" fo:padding-top="0.175cm" fo:padding-bottom="0.175cm" fo:padding-left="0.3cm" fo:padding-right="0.3cm"/>
    </style:style>
    <style:style style:name="gr16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.51cm" fo:min-width="3.215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1.511cm" fo:min-width="1.135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1.022cm" fo:min-width="3.646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.165cm" fo:min-width="4.194cm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0.615cm" fo:min-width="2.922cm"/>
    </style:style>
    <style:style style:name="gr3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0" style:family="graphic" style:parent-style-name="objectwithoutfill">
      <style:graphic-properties draw:marker-end="Arrow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1cm" fo:min-width="2.77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9cm" fo:min-width="1.916cm"/>
    </style:style>
    <style:style style:name="P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3" draw:id="id3">
          <draw:glue-point draw:id="4" svg:x="-2.142cm" svg:y="-5cm"/>
          <draw:glue-point draw:id="5" svg:x="4.143cm" svg:y="1.5cm"/>
          <draw:glue-point draw:id="6" svg:x="1.286cm" svg:y="5cm"/>
          <draw:glue-point draw:id="7" svg:x="-4.999cm" svg:y="-1.5cm"/>
          <draw:glue-point draw:id="8" svg:x="-2.427cm" svg:y="1.75cm"/>
          <draw:glue-point draw:id="9" svg:x="-4.323cm" svg:y="-1.077cm"/>
          <draw:glue-point draw:id="10" svg:x="-3.856cm" svg:y="-0.25cm"/>
          <draw:glue-point draw:id="11" svg:x="-3.284cm" svg:y="0.25cm"/>
          <draw:glue-point draw:id="12" svg:x="-2.713cm" svg:y="0.75cm"/>
          <draw:glue-point draw:id="13" svg:x="-2.142cm" svg:y="1.25cm"/>
          <draw:glue-point draw:id="14" svg:x="-1.57cm" svg:y="1.75cm"/>
          <draw:glue-point draw:id="15" svg:x="-0.999cm" svg:y="2.25cm"/>
          <draw:glue-point draw:id="16" svg:x="-0.427cm" svg:y="2.75cm"/>
          <draw:glue-point draw:id="17" svg:x="4.143cm" svg:y="0.5cm"/>
          <draw:glue-point draw:id="18" svg:x="1cm" svg:y="-2.25cm"/>
          <draw:glue-point draw:id="19" svg:x="-3.57cm" svg:y="-3.75cm"/>
          <draw:glue-point draw:id="20" svg:x="-4.999cm" svg:y="-2.5cm"/>
          <draw:glue-point draw:id="21" svg:x="-4.999cm" svg:y="-0.5cm"/>
          <draw:glue-point draw:id="22" svg:x="3cm" svg:y="3.5cm"/>
          <draw:glue-point draw:id="23" svg:x="-3.631cm" svg:y="-0.474cm"/>
          <draw:glue-point draw:id="24" svg:x="-2.942cm" svg:y="0.129cm"/>
          <draw:glue-point draw:id="25" svg:x="-2.597cm" svg:y="0.431cm"/>
          <draw:glue-point draw:id="26" svg:x="-1.216cm" svg:y="1.637cm"/>
          <draw:glue-point draw:id="27" svg:x="-0.868cm" svg:y="2.241cm"/>
          <draw:path draw:style-name="gr1" draw:text-style-name="P1" draw:layer="layout" svg:width="1.274cm" svg:height="0.85cm" svg:x="3.358cm" svg:y="4.553cm" svg:viewBox="0 0 1275 851" svg:d="M0 851c270 0 1275-284 1275-511s-24-340-294-340c0 170-981 623-981 851z">
            <text:p/>
          </draw:path>
          <draw:g>
            <draw:polygon draw:style-name="gr2" draw:text-style-name="P2" draw:layer="layout" svg:width="2.157cm" svg:height="1.7cm" svg:x="1.2cm" svg:y="3.703cm" svg:viewBox="0 0 2158 1701" draw:points="0,454 0,0 2158,1248 2158,1701">
              <text:p/>
            </draw:polygon>
            <draw:polygon draw:style-name="gr3" draw:text-style-name="P3" draw:layer="layout" svg:width="0.98cm" svg:height="1.02cm" svg:x="3.358cm" svg:y="4.383cm" svg:viewBox="0 0 981 1021" draw:points="0,1021 0,567 981,0 981,454">
              <text:p/>
            </draw:polygon>
            <draw:polygon draw:style-name="gr4" draw:text-style-name="P4" draw:layer="layout" svg:width="3.139cm" svg:height="1.814cm" svg:x="1.2cm" svg:y="3.136cm" svg:viewBox="0 0 3140 1815" draw:points="2158,1815 0,567 981,0 3140,1248">
              <text:p/>
            </draw:polygon>
            <draw:polygon draw:style-name="gr5" draw:text-style-name="P5" draw:layer="layout" svg:width="0.196cm" svg:height="0.339cm" svg:x="3.064cm" svg:y="4.894cm" svg:viewBox="0 0 197 340" draw:points="0,227 0,0 197,113 197,340">
              <text:p/>
            </draw:polygon>
            <draw:polygon draw:style-name="gr6" draw:text-style-name="P6" draw:layer="layout" svg:width="3.139cm" svg:height="2.267cm" svg:x="1.2cm" svg:y="3.136cm" svg:viewBox="0 0 3140 2268" draw:points="0,1021 0,567 981,0 3140,1248 3140,1701 2158,2268">
              <text:p/>
            </draw:polygon>
            <draw:polygon draw:style-name="gr7" draw:text-style-name="P7" draw:layer="layout" svg:width="0.097cm" svg:height="0.169cm" svg:x="1.397cm" svg:y="3.986cm" svg:viewBox="0 0 98 170" draw:points="0,113 0,0 98,57 98,170">
              <text:p/>
            </draw:polygon>
            <draw:polygon draw:style-name="gr8" draw:text-style-name="P7" draw:layer="layout" svg:width="0.097cm" svg:height="0.169cm" svg:x="1.592cm" svg:y="4.1cm" svg:viewBox="0 0 98 170" draw:points="0,113 0,0 98,57 98,170">
              <text:p/>
            </draw:polygon>
            <draw:polygon draw:style-name="gr9" draw:text-style-name="P7" draw:layer="layout" svg:width="0.097cm" svg:height="0.169cm" svg:x="1.789cm" svg:y="4.213cm" svg:viewBox="0 0 98 170" draw:points="0,113 0,0 98,57 98,170">
              <text:p/>
            </draw:polygon>
            <draw:polygon draw:style-name="gr10" draw:text-style-name="P7" draw:layer="layout" svg:width="0.097cm" svg:height="0.169cm" svg:x="1.985cm" svg:y="4.326cm" svg:viewBox="0 0 98 170" draw:points="0,113 0,0 98,57 98,170">
              <text:p/>
            </draw:polygon>
            <draw:polygon draw:style-name="gr11" draw:text-style-name="P7" draw:layer="layout" svg:width="0.097cm" svg:height="0.169cm" svg:x="2.181cm" svg:y="4.44cm" svg:viewBox="0 0 98 170" draw:points="0,113 0,0 98,57 98,170">
              <text:p/>
            </draw:polygon>
            <draw:polygon draw:style-name="gr12" draw:text-style-name="P7" draw:layer="layout" svg:width="0.097cm" svg:height="0.169cm" svg:x="2.377cm" svg:y="4.553cm" svg:viewBox="0 0 98 170" draw:points="0,113 0,0 98,57 98,170">
              <text:p/>
            </draw:polygon>
            <draw:polygon draw:style-name="gr13" draw:text-style-name="P7" draw:layer="layout" svg:width="0.097cm" svg:height="0.169cm" svg:x="2.574cm" svg:y="4.667cm" svg:viewBox="0 0 98 170" draw:points="0,113 0,0 98,57 98,170">
              <text:p/>
            </draw:polygon>
            <draw:polygon draw:style-name="gr14" draw:text-style-name="P7" draw:layer="layout" svg:width="0.097cm" svg:height="0.169cm" svg:x="2.769cm" svg:y="4.78cm" svg:viewBox="0 0 98 170" draw:points="0,113 0,0 98,57 98,170">
              <text:p/>
            </draw:polygon>
          </draw:g>
        </draw:g>
        <draw:custom-shape draw:style-name="gr15" draw:text-style-name="P8" draw:layer="layout" svg:width="13.591cm" svg:height="6.649cm" svg:x="5.209cm" svg:y="1.18cm">
          <text:p/>
          <draw:enhanced-geometry svg:viewBox="0 0 21600 21600" draw:type="rectangle" draw:enhanced-path="M 0 0 L 21600 0 21600 21600 0 21600 0 0 Z N"/>
        </draw:custom-shape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16" draw:text-style-name="P1" draw:layer="layout" svg:width="1.816cm" svg:height="1.176cm" svg:x="6.669cm" svg:y="7.623cm" svg:viewBox="0 0 1817 1177" svg:d="M1 1177c151 0 1816-732 1816-955 0-222-234-222-385-222 0 95-1486 477-1431 1177z">
            <text:p/>
          </draw:path>
          <draw:g>
            <draw:polygon draw:style-name="gr17" draw:text-style-name="P2" draw:layer="layout" svg:width="1.925cm" svg:height="1.748cm" svg:x="4.635cm" svg:y="6.987cm" svg:viewBox="0 0 1926 1749" draw:points="0,636 0,0 1926,1113 1926,1749">
              <text:p/>
            </draw:polygon>
            <draw:polygon draw:style-name="gr18" draw:text-style-name="P3" draw:layer="layout" svg:width="1.65cm" svg:height="1.589cm" svg:x="6.56cm" svg:y="7.146cm" svg:viewBox="0 0 1651 1590" draw:points="0,1590 0,954 1651,0 1651,636">
              <text:p/>
            </draw:polygon>
            <draw:polygon draw:style-name="gr19" draw:text-style-name="P4" draw:layer="layout" svg:width="3.576cm" svg:height="2.066cm" svg:x="4.635cm" svg:y="6.033cm" svg:viewBox="0 0 3577 2067" draw:points="1926,2067 0,954 1651,0 3577,1113">
              <text:p/>
            </draw:polygon>
            <draw:line draw:style-name="gr20" draw:text-style-name="P9" draw:layer="layout" svg:x1="5.295cm" svg:y1="7.496cm" svg:x2="5.295cm" svg:y2="7.878cm">
              <text:p/>
            </draw:line>
            <draw:line draw:style-name="gr21" draw:text-style-name="P9" draw:layer="layout" svg:x1="6.506cm" svg:y1="8.311cm" svg:x2="5.625cm" svg:y2="7.802cm">
              <text:p/>
            </draw:line>
            <draw:line draw:style-name="gr22" draw:text-style-name="P9" draw:layer="layout" svg:x1="5.62cm" svg:y1="7.687cm" svg:x2="5.62cm" svg:y2="7.814cm">
              <text:p/>
            </draw:line>
            <draw:line draw:style-name="gr23" draw:text-style-name="P9" draw:layer="layout" svg:x1="6.501cm" svg:y1="8.196cm" svg:x2="6.501cm" svg:y2="8.323cm">
              <text:p/>
            </draw:line>
            <draw:line draw:style-name="gr24" draw:text-style-name="P9" draw:layer="layout" svg:x1="6.501cm" svg:y1="8.196cm" svg:x2="5.62cm" svg:y2="7.687cm">
              <text:p/>
            </draw:line>
            <draw:polygon draw:style-name="gr25" draw:text-style-name="P5" draw:layer="layout" svg:width="0.109cm" svg:height="0.19cm" svg:x="5.405cm" svg:y="7.56cm" svg:viewBox="0 0 110 191" draw:points="0,127 0,0 110,64 110,191">
              <text:p/>
            </draw:polygon>
            <draw:line draw:style-name="gr26" draw:text-style-name="P9" draw:layer="layout" svg:x1="5.185cm" svg:y1="7.432cm" svg:x2="5.185cm" svg:y2="7.814cm">
              <text:p/>
            </draw:line>
            <draw:line draw:style-name="gr27" draw:text-style-name="P9" draw:layer="layout" svg:x1="5.075cm" svg:y1="7.369cm" svg:x2="5.075cm" svg:y2="7.751cm">
              <text:p/>
            </draw:line>
            <draw:line draw:style-name="gr28" draw:text-style-name="P9" draw:layer="layout" svg:x1="4.965cm" svg:y1="7.305cm" svg:x2="4.965cm" svg:y2="7.687cm">
              <text:p/>
            </draw:line>
            <draw:line draw:style-name="gr29" draw:text-style-name="P9" draw:layer="layout" svg:x1="4.855cm" svg:y1="7.241cm" svg:x2="4.855cm" svg:y2="7.623cm">
              <text:p/>
            </draw:line>
            <draw:line draw:style-name="gr30" draw:text-style-name="P9" draw:layer="layout" svg:x1="4.745cm" svg:y1="7.178cm" svg:x2="4.745cm" svg:y2="7.56cm">
              <text:p/>
            </draw:line>
            <draw:polygon draw:style-name="gr31" draw:text-style-name="P2" draw:layer="layout" svg:width="0.109cm" svg:height="0.699cm" svg:x="4.524cm" svg:y="6.923cm" svg:viewBox="0 0 110 700" draw:points="0,636 0,0 110,64 110,700">
              <text:p/>
            </draw:polygon>
            <draw:polygon draw:style-name="gr32" draw:text-style-name="P2" draw:layer="layout" svg:width="0.109cm" svg:height="0.699cm" svg:x="6.56cm" svg:y="8.1cm" svg:viewBox="0 0 110 700" draw:points="0,636 0,0 110,64 110,700">
              <text:p/>
            </draw:polygon>
            <draw:polygon draw:style-name="gr33" draw:text-style-name="P6" draw:layer="layout" svg:width="3.686cm" svg:height="2.766cm" svg:x="4.524cm" svg:y="6.033cm" svg:viewBox="0 0 3687 2767" draw:points="0,1527 0,890 110,954 1761,0 3687,1113 3687,1749 2146,2640 2146,2767">
              <text:p/>
            </draw:polygon>
          </draw:g>
        </draw:g>
        <draw:custom-shape draw:style-name="gr34" draw:text-style-name="P8" xml:id="id4" draw:id="id4" draw:layer="layout" svg:width="3.715cm" svg:height="1.76cm" svg:x="5.209cm" svg:y="1.962cm">
          <text:p text:style-name="P10">snmptrapd</text:p>
          <text:p text:style-name="P10">UDP:162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5" draw:text-style-name="P8" xml:id="id1" draw:id="id1" draw:layer="layout" svg:width="2.737cm" svg:height="1.76cm" svg:x="10.587cm" svg:y="2.158cm">
          <text:p text:style-name="P10">snmpt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6" draw:text-style-name="P8" xml:id="id5" draw:id="id5" draw:layer="layout" svg:width="6.942cm" svg:height="1.271cm" svg:x="6.676cm" svg:y="4.993cm">
          <text:p text:style-name="P10">submit_check_result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ustom-shape draw:style-name="gr37" draw:text-style-name="P8" xml:id="id2" draw:id="id2" draw:layer="layout" svg:width="4.693cm" svg:height="1.76cm" svg:x="13.716cm" svg:y="2.256cm">
          <text:p text:style-name="P10">appliance.conf</text:p>
          <text:p text:style-name="P10">(Converted MIB)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8" draw:text-style-name="P8" xml:id="id6" draw:id="id6" draw:layer="layout" svg:width="3.422cm" svg:height="1.076cm" svg:x="14.889cm" svg:y="6.362cm">
          <text:p text:style-name="P10">nagios.cmd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9" draw:text-style-name="P11" draw:layer="layout" draw:type="curve" svg:x1="11.955cm" svg:y1="2.158cm" svg:x2="16.062cm" svg:y2="2.256cm" draw:start-shape="id1" draw:start-glue-point="0" draw:end-shape="id2" svg:d="M11955 2158c0-751 4107-800 4107 98" svg:viewBox="0 0 4108 669">
          <text:p/>
        </draw:connector>
        <draw:connector draw:style-name="gr40" draw:text-style-name="P11" draw:layer="layout" svg:x1="3.259cm" svg:y1="3.76cm" svg:x2="5.209cm" svg:y2="2.842cm" draw:start-shape="id3" draw:start-glue-point="18" draw:end-shape="id4" draw:end-glue-point="5" svg:d="M3259 3760v-918h1950" svg:viewBox="0 0 1951 919">
          <text:p/>
        </draw:connector>
        <draw:connector draw:style-name="gr40" draw:text-style-name="P11" draw:layer="layout" svg:x1="11.955cm" svg:y1="3.918cm" svg:x2="10.147cm" svg:y2="4.993cm" draw:start-shape="id1" draw:end-shape="id5" svg:d="M11955 3918v538h-1808v537" svg:viewBox="0 0 1809 1076">
          <text:p/>
        </draw:connector>
        <draw:connector draw:style-name="gr40" draw:text-style-name="P11" draw:layer="layout" svg:x1="8.924cm" svg:y1="2.842cm" svg:x2="10.587cm" svg:y2="3.038cm" draw:start-shape="id4" draw:end-shape="id1" svg:d="M8924 2842h831v196h832" svg:viewBox="0 0 1664 197">
          <text:p/>
        </draw:connector>
        <draw:connector draw:style-name="gr40" draw:text-style-name="P11" draw:layer="layout" svg:x1="13.618cm" svg:y1="5.628cm" svg:x2="14.889cm" svg:y2="6.9cm" draw:start-shape="id5" draw:end-shape="id6" svg:d="M13618 5628h636v1272h635" svg:viewBox="0 0 1272 1273">
          <text:p/>
        </draw:connector>
        <draw:frame draw:style-name="gr41" draw:text-style-name="P12" draw:layer="layout" svg:width="3.6cm" svg:height="0.962cm" svg:x="1.2cm" svg:y="5.189cm">
          <draw:text-box>
            <text:p>Appliance</text:p>
          </draw:text-box>
        </draw:frame>
        <draw:frame draw:style-name="gr42" draw:text-style-name="P12" draw:layer="layout" svg:width="2.602cm" svg:height="0.962cm" svg:x="5.298cm" svg:y="6.551cm">
          <draw:text-box>
            <text:p>Nagio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0T20:57:46.680475856</meta:creation-date>
    <meta:editing-duration>P0D</meta:editing-duration>
    <meta:editing-cycles>1</meta:editing-cycles>
    <meta:generator>LibreOffice/4.4.4.3$Linux_X86_64 LibreOffice_project/40m0$Build-3</meta:generator>
    <meta:document-statistic meta:object-count="49"/>
  </office:meta>
</office:document-meta>
</file>